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d767" officeooo:paragraph-rsid="001fd767"/>
    </style:style>
    <style:style style:name="P2" style:family="paragraph" style:parent-style-name="Standard">
      <style:paragraph-properties fo:text-align="start" style:justify-single-word="false"/>
      <style:text-properties officeooo:rsid="001fd767" officeooo:paragraph-rsid="001fd7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 I2C</text:p>
      <text:p text:style-name="P1"/>
      <text:p text:style-name="P2">SCL: system clock (sincroniza los datos)</text:p>
      <text:p text:style-name="P2">SDA: system data (envia y recibe datos)</text:p>
      <text:p text:style-name="P2">GND: masa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21:17:26.951910057</meta:creation-date>
    <dc:date>2021-09-22T21:26:37.802931489</dc:date>
    <meta:editing-duration>PT9M23S</meta:editing-duration>
    <meta:editing-cycles>1</meta:editing-cycles>
    <meta:document-statistic meta:table-count="0" meta:image-count="0" meta:object-count="0" meta:page-count="1" meta:paragraph-count="4" meta:word-count="17" meta:character-count="95" meta:non-whitespace-character-count="82"/>
    <meta:generator>LibreOffice/7.1.5.2$Linux_X86_64 LibreOffice_project/10$Build-2</meta:generator>
  </office:meta>
</office:document-meta>
</file>